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 style:list-style-name="L1">
      <style:text-properties fo:font-size="18pt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2"/>Modular arithmatic</text:p>
      <text:p text:style-name="P2"><text:s text:c="14"/>A%B = remainder when A is divided by B. <text:s text:c="21"/></text:p>
      <text:list xml:id="list2567812085744513522" text:style-name="L1">
        <text:list-item>
          <text:p text:style-name="P4">A= q1.C+r1 <text:s/>.... B= q2.C+r2.</text:p>
        </text:list-item>
        <text:list-item>
          <text:p text:style-name="P4">(a*b)modC= (q1.C+r1)(q2.C+r2)modC=(r1*r2)mod C =</text:p>
          <text:p text:style-name="P4">( (a mod C )* (b mod C))%C.</text:p>
        </text:list-item>
        <text:list-item>
          <text:p text:style-name="P4">(a-b) mod C = (a%C – b%C)%mod C.</text:p>
        </text:list-item>
        <text:list-item>
          <text:p text:style-name="P4">(a+b)mod C = (a%C + b%C)%mod C.</text:p>
        </text:list-item>
        <text:list-item>
          <text:p text:style-name="P4"><text:s/>(a^b)mod C = (a mod C)^b mod C. (using binomial theorem).</text:p>
        </text:list-item>
        <text:list-item>
          <text:p text:style-name="P4">If we have to calculate modulo of a negative number we have to first add it with the no given for modulo no of times so that the no becomes positive and then take modulo.</text:p>
        </text:list-item>
        <text:list-item>
          <text:p text:style-name="P4">(a/b)%C = (a*b^-1)modC</text:p>
        </text:list-item>
        <text:list-item>
          <text:p text:style-name="P4"><text:s/>ax congurent 1modC<text:tab/>( x is modulo inverse ). <text:s text:c="2"/>(3^-1 mod 5 =&gt; 3x=1 mod 5=&gt;x= (3^-1mod5))</text:p>
        </text:list-item>
        <text:list-item>
          <text:p text:style-name="P4">Format's little theorem (a^-1 mod P) (P is Prime), then <text:s/>P devides (a^p-a) ..... X= a^(P-2) mod P .</text:p>
        </text:list-item>
      </text:list>
      <text:p text:style-name="P3"><text:s text:c="8"/>- p/(a^p-a) <text:s text:c="2"/></text:p>
      <text:p text:style-name="P3"><text:s text:c="8"/>- p/(a^(p-1)-1)a <text:s text:c="2"/>-&gt; - p/(a^(p-1)-1)</text:p>
      <text:p text:style-name="P3"><text:s text:c="8"/>- a^(p-1)-1 congurent <text:s/>0 mod P</text:p>
      <text:p text:style-name="P3"><text:s text:c="8"/>- a^(p-1) congurent 1 mod P (adding 1 both side)</text:p>
      <text:p text:style-name="P3"><text:s text:c="8"/>- a*a^(p-2) congurent to 1 mod P ( ax congurent to 1 mod P)</text:p>
      <text:p text:style-name="P3"><text:s text:c="8"/>So, X= a^(P-2) mod P . </text:p>
      <text:p text:style-name="P3"><text:s text:c="4"/>10. So (a/b) mod P = (a*(b^(P-2) mod P))mod 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M22S</meta:editing-duration>
    <meta:editing-cycles>14</meta:editing-cycles>
    <meta:generator>OpenOffice/4.1.7$Win32 OpenOffice.org_project/417m1$Build-9800</meta:generator>
    <dc:date>2021-05-16T19:29:14.71</dc:date>
    <dc:creator>piyush </dc:creator>
    <meta:document-statistic meta:table-count="0" meta:image-count="0" meta:object-count="0" meta:page-count="1" meta:paragraph-count="19" meta:word-count="190" meta:character-count="1055"/>
    <meta:user-defined meta:name="Info 1"/>
    <meta:user-defined meta:name="Info 2"/>
    <meta:user-defined meta:name="Info 3"/>
    <meta:user-defined meta:name="Info 4"/>
  </office:meta>
</office:document-meta>
</file>